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3379d" officeooo:paragraph-rsid="0013379d" style:font-size-asian="14pt" style:font-size-complex="16pt"/>
    </style:style>
    <style:style style:name="P2" style:family="paragraph" style:parent-style-name="Standard" style:list-style-name="L1">
      <style:paragraph-properties fo:text-align="start" style:justify-single-word="false"/>
      <style:text-properties fo:font-size="16pt" officeooo:rsid="0014ac14" officeooo:paragraph-rsid="0014ac14" style:font-size-asian="14pt" style:font-size-complex="16pt"/>
    </style:style>
    <style:style style:name="P3" style:family="paragraph" style:parent-style-name="Standard">
      <style:paragraph-properties fo:text-align="start" style:justify-single-word="false"/>
      <style:text-properties fo:font-size="16pt" officeooo:rsid="0014ac14" officeooo:paragraph-rsid="0014ac14" style:font-size-asian="14pt" style:font-size-complex="16pt"/>
    </style:style>
    <style:style style:name="P4" style:family="paragraph" style:parent-style-name="Standard" style:list-style-name="L1">
      <style:paragraph-properties fo:text-align="start" style:justify-single-word="false"/>
      <style:text-properties fo:font-size="16pt" officeooo:rsid="00157fed" officeooo:paragraph-rsid="00157fed" style:font-size-asian="14pt" style:font-size-complex="16pt"/>
    </style:style>
    <style:style style:name="P5" style:family="paragraph" style:parent-style-name="Standard">
      <style:paragraph-properties fo:text-align="start" style:justify-single-word="false"/>
      <style:text-properties fo:font-size="16pt" officeooo:rsid="0017027d" officeooo:paragraph-rsid="0017027d" style:font-size-asian="14pt" style:font-size-complex="16pt"/>
    </style:style>
    <style:style style:name="P6" style:family="paragraph" style:parent-style-name="Standard" style:list-style-name="L1">
      <style:paragraph-properties fo:text-align="start" style:justify-single-word="false"/>
      <style:text-properties fo:font-size="16pt" officeooo:rsid="0017027d" officeooo:paragraph-rsid="0017027d" style:font-size-asian="14pt" style:font-size-complex="16pt"/>
    </style:style>
    <style:style style:name="P7" style:family="paragraph" style:parent-style-name="Standard">
      <style:paragraph-properties fo:text-align="start" style:justify-single-word="false"/>
      <style:text-properties fo:font-size="16pt" officeooo:rsid="0017e012" officeooo:paragraph-rsid="0017e012" style:font-size-asian="14pt" style:font-size-complex="16pt"/>
    </style:style>
    <style:style style:name="P8" style:family="paragraph" style:parent-style-name="Standard" style:list-style-name="L2">
      <style:paragraph-properties fo:text-align="start" style:justify-single-word="false"/>
      <style:text-properties fo:font-size="16pt" officeooo:rsid="0017e012" officeooo:paragraph-rsid="0017e012" style:font-size-asian="14pt" style:font-size-complex="16pt"/>
    </style:style>
    <style:style style:name="P9" style:family="paragraph" style:parent-style-name="Standard" style:list-style-name="L2">
      <style:paragraph-properties fo:text-align="start" style:justify-single-word="false"/>
      <style:text-properties fo:font-size="16pt" officeooo:rsid="001833c0" officeooo:paragraph-rsid="001833c0" style:font-size-asian="14pt" style:font-size-complex="16pt"/>
    </style:style>
    <style:style style:name="P10" style:family="paragraph" style:parent-style-name="Standard" style:list-style-name="L2">
      <style:paragraph-properties fo:text-align="start" style:justify-single-word="false"/>
      <style:text-properties fo:font-size="16pt" officeooo:rsid="0018de4a" officeooo:paragraph-rsid="0018de4a" style:font-size-asian="14pt" style:font-size-complex="16pt"/>
    </style:style>
    <style:style style:name="P11" style:family="paragraph" style:parent-style-name="Standard">
      <style:paragraph-properties fo:text-align="start" style:justify-single-word="false"/>
      <style:text-properties fo:font-size="16pt" officeooo:rsid="0018de4a" officeooo:paragraph-rsid="0018de4a" style:font-size-asian="14pt" style:font-size-complex="16pt"/>
    </style:style>
    <style:style style:name="P12" style:family="paragraph" style:parent-style-name="Standard" style:list-style-name="L3">
      <style:paragraph-properties fo:text-align="start" style:justify-single-word="false"/>
      <style:text-properties fo:font-size="16pt" officeooo:rsid="0018de4a" officeooo:paragraph-rsid="0018de4a" style:font-size-asian="14pt" style:font-size-complex="16pt"/>
    </style:style>
    <style:style style:name="P13" style:family="paragraph" style:parent-style-name="Standard" style:list-style-name="L3">
      <style:paragraph-properties fo:text-align="start" style:justify-single-word="false"/>
      <style:text-properties fo:font-size="16pt" officeooo:rsid="0019d35e" officeooo:paragraph-rsid="0019d35e" style:font-size-asian="14pt" style:font-size-complex="16pt"/>
    </style:style>
    <style:style style:name="T1" style:family="text">
      <style:text-properties officeooo:rsid="00157fed"/>
    </style:style>
    <style:style style:name="T2" style:family="text">
      <style:text-properties officeooo:rsid="0017027d"/>
    </style:style>
    <style:style style:name="T3" style:family="text">
      <style:text-properties officeooo:rsid="0017e012"/>
    </style:style>
    <style:style style:name="T4" style:family="text">
      <style:text-properties officeooo:rsid="001833c0"/>
    </style:style>
    <style:style style:name="T5" style:family="text">
      <style:text-properties officeooo:rsid="0018de4a"/>
    </style:style>
    <style:style style:name="T6" style:family="text">
      <style:text-properties officeooo:rsid="0019d3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P Assignment</text:p>
      <text:p text:style-name="P1"/>
      <text:list xml:id="list926100377" text:style-name="L1">
        <text:list-item>
          <text:p text:style-name="P2">Between a 9 year old and a super computer, which is :</text:p>
          <text:p text:style-name="P2">1. More inteligent</text:p>
          <text:p text:style-name="P2">2. Faster</text:p>
          <text:p text:style-name="P2">3. more powerful</text:p>
        </text:list-item>
      </text:list>
      <text:p text:style-name="P3"/>
      <text:p text:style-name="P3"/>
      <text:p text:style-name="P5">intelligence</text:p>
      <text:p text:style-name="P5"/>
      <text:list xml:id="list10037994367819" text:continue-numbering="true" text:style-name="L1">
        <text:list-item>
          <text:p text:style-name="P2">From the dictionary definition of inteligence which is to be able to apply acquired knowledge in real situations, the 9 year old not be up to par with a computer that was designed to do just that.</text:p>
        </text:list-item>
        <text:list-item>
          <text:p text:style-name="P2">Another point was made that the computer has a limited intelligence as it can only apply its knowledge in a very specific wa<text:span text:style-name="T1">y and is not flexible in its application.</text:span></text:p>
        </text:list-item>
        <text:list-item>
          <text:p text:style-name="P4">A counter argument was made for the case of the computer stating the various new frontiers in machine learning <text:span text:style-name="T2">that brodens the application of the intelligence of computers.</text:span></text:p>
        </text:list-item>
        <text:list-item>
          <text:p text:style-name="P6">A new agument was brought up saying “computers are only as good as thir programs which are written by people”.</text:p>
        </text:list-item>
        <text:list-item>
          <text:p text:style-name="P6">And then a counter Argument that a nine year old cannot write code that complicted.</text:p>
        </text:list-item>
        <text:list-item>
          <text:p text:style-name="P6"><text:s/>A new analogy was proposed to the class about how <text:s/>evn the modern day super computer is incapable of rendering a realistic simulation or reality even with the capability of it processing power because it strugles to render quantum physics and even the present most powerful quantum computer that is built for just this purpose fails to even accurately render an atom <text:span text:style-name="T3">with its present processing power.</text:span></text:p>
        </text:list-item>
      </text:list>
      <text:p text:style-name="P5"/>
      <text:p text:style-name="P5"/>
      <text:p text:style-name="P7">Speed</text:p>
      <text:list xml:id="list3736151063" text:style-name="L2">
        <text:list-item>
          <text:p text:style-name="P8">A member of the class said wrongfully that the brain used chemicals to transmit information and a computer was clearly faster as it uses electricity i.e electrons traveling at a fraction of the speed of light.</text:p>
        </text:list-item>
        <text:list-item>
          <text:p text:style-name="P8">The Lecturer clearified that the brain also sent signals t<text:span text:style-name="T4">hrough electric signals and that could not be said to be a plus for the supercomputer.</text:span></text:p>
        </text:list-item>
        <text:list-item>
          <text:p text:style-name="P9"><text:soft-page-break/>Another member of the class mention that the computer is nore suited <text:s/>to performing reapeated tasks like data processing and <text:span text:style-name="T5">calculations.It excels when it comes to making calculated guesses base on data that it already has and does such processes extreamly fast.</text:span></text:p>
        </text:list-item>
        <text:list-item>
          <text:p text:style-name="P10">In my own view, the Super computer is the clear winner in this categorie and thought with practice, the human brain can acheive outstanding results, it cannot still at this point compare to a super computer designed to perform the same task.</text:p>
        </text:list-item>
      </text:list>
      <text:p text:style-name="P11"/>
      <text:p text:style-name="P11">Power</text:p>
      <text:list xml:id="list900184721" text:style-name="L3">
        <text:list-item>
          <text:p text:style-name="P12">At this point, a member of the class was quick to mention that the super computer was the clear winner <text:span text:style-name="T6">as in previosly stated, it can run millions of calculations a second steadily.</text:span></text:p>
        </text:list-item>
        <text:list-item>
          <text:p text:style-name="P13">But this does not take into account that the brain also runs “Background processes” like controling breathin when were not paying attention, the heartbeat, the flow of secreations in the body like the mucus that lines the lungs and breathin possible, the creation of new cells where they are needed, e.t.c</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3:42:06.796985808</meta:creation-date>
    <meta:generator>LibreOffice/6.4.6.2$Linux_X86_64 LibreOffice_project/40$Build-2</meta:generator>
    <dc:date>2021-02-19T01:00:37.555227025</dc:date>
    <meta:editing-duration>PT28M49S</meta:editing-duration>
    <meta:editing-cycles>3</meta:editing-cycles>
    <meta:document-statistic meta:table-count="0" meta:image-count="0" meta:object-count="0" meta:page-count="2" meta:paragraph-count="20" meta:word-count="467" meta:character-count="2620" meta:non-whitespace-character-count="2186"/>
  </office:meta>
</office:document-meta>
</file>